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officeooo:rsid="000b651c" officeooo:paragraph-rsid="000b651c"/>
    </style:style>
    <style:style style:name="P2" style:family="paragraph" style:parent-style-name="UBUcuerpoTrabajo">
      <style:text-properties officeooo:rsid="0018f190" officeooo:paragraph-rsid="0018f190"/>
    </style:style>
    <style:style style:name="P3" style:family="paragraph" style:parent-style-name="UBUcuerpoTrabajo">
      <style:text-properties officeooo:rsid="00281835" officeooo:paragraph-rsid="00281835"/>
    </style:style>
    <style:style style:name="P4" style:family="paragraph" style:parent-style-name="UBUcuerpoTrabajo" style:list-style-name="L1">
      <style:text-properties officeooo:rsid="0004c29b" officeooo:paragraph-rsid="000c6ea2"/>
    </style:style>
    <style:style style:name="P5" style:family="paragraph" style:parent-style-name="UBUcuerpoTrabajo" style:list-style-name="L1">
      <style:text-properties officeooo:rsid="000efbd4" officeooo:paragraph-rsid="000efbd4"/>
    </style:style>
    <style:style style:name="P6" style:family="paragraph" style:parent-style-name="UBUcuerpoTrabajo" style:list-style-name="L1">
      <style:text-properties officeooo:rsid="000fffbf" officeooo:paragraph-rsid="000fffbf"/>
    </style:style>
    <style:style style:name="P7" style:family="paragraph" style:parent-style-name="UBUcuerpoTrabajo" style:list-style-name="L1">
      <style:text-properties officeooo:rsid="0013139c" officeooo:paragraph-rsid="0013139c"/>
    </style:style>
    <style:style style:name="P8" style:family="paragraph" style:parent-style-name="UBUcuerpoTrabajo" style:list-style-name="L1">
      <style:text-properties officeooo:rsid="0011c194" officeooo:paragraph-rsid="0011c194"/>
    </style:style>
    <style:style style:name="P9" style:family="paragraph" style:parent-style-name="UBUcuerpoTrabajo" style:list-style-name="L1">
      <style:text-properties officeooo:rsid="001fce52" officeooo:paragraph-rsid="001fce52"/>
    </style:style>
    <style:style style:name="P10" style:family="paragraph" style:parent-style-name="UBUcuerpoTrabajo" style:list-style-name="L1">
      <style:text-properties officeooo:rsid="0017c1e2" officeooo:paragraph-rsid="0017c1e2"/>
    </style:style>
    <style:style style:name="P11" style:family="paragraph" style:parent-style-name="UBUcuerpoTrabajo" style:list-style-name="L2">
      <style:text-properties officeooo:rsid="001acfad" officeooo:paragraph-rsid="001acfad"/>
    </style:style>
    <style:style style:name="P12" style:family="paragraph" style:parent-style-name="UBUcuerpoTrabajo" style:list-style-name="L2">
      <style:text-properties officeooo:rsid="001cbd4c" officeooo:paragraph-rsid="001cbd4c"/>
    </style:style>
    <style:style style:name="P13" style:family="paragraph" style:parent-style-name="UBUcuerpoTrabajo" style:list-style-name="L2">
      <style:text-properties officeooo:rsid="0020a6f9" officeooo:paragraph-rsid="0020a6f9"/>
    </style:style>
    <style:style style:name="P14" style:family="paragraph" style:parent-style-name="UBUcuerpoTrabajo" style:list-style-name="L2">
      <style:text-properties officeooo:rsid="00253971" officeooo:paragraph-rsid="00253971"/>
    </style:style>
    <style:style style:name="P15" style:family="paragraph" style:parent-style-name="UBUcuerpoTrabajo" style:list-style-name="L2">
      <style:text-properties officeooo:rsid="0037fd64" officeooo:paragraph-rsid="0037fd64"/>
    </style:style>
    <style:style style:name="P16" style:family="paragraph" style:parent-style-name="UBUcuerpoTrabajo" style:list-style-name="L3">
      <style:text-properties officeooo:rsid="00281835" officeooo:paragraph-rsid="00281835"/>
    </style:style>
    <style:style style:name="P17" style:family="paragraph" style:parent-style-name="UBUcuerpoTrabajo" style:list-style-name="L3">
      <style:text-properties officeooo:rsid="002b8a70" officeooo:paragraph-rsid="002b8a70"/>
    </style:style>
    <style:style style:name="P18" style:family="paragraph" style:parent-style-name="UBUcuerpoTrabajo" style:list-style-name="L3">
      <style:text-properties officeooo:rsid="002da6ba" officeooo:paragraph-rsid="002da6ba"/>
    </style:style>
    <style:style style:name="P19" style:family="paragraph" style:parent-style-name="UBUcuerpoTrabajo" style:list-style-name="L3">
      <style:text-properties officeooo:rsid="002f4354" officeooo:paragraph-rsid="002f4354"/>
    </style:style>
    <style:style style:name="P20" style:family="paragraph" style:parent-style-name="Heading_20_1" style:master-page-name="">
      <style:paragraph-properties style:page-number="auto" fo:break-before="auto" fo:break-after="auto"/>
    </style:style>
    <style:style style:name="P21" style:family="paragraph" style:parent-style-name="Heading_20_2">
      <style:text-properties officeooo:rsid="0003cce0" officeooo:paragraph-rsid="0003cce0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ebc3"/>
    </style:style>
    <style:style style:name="T2" style:family="text">
      <style:text-properties officeooo:rsid="0006c199"/>
    </style:style>
    <style:style style:name="T3" style:family="text">
      <style:text-properties officeooo:rsid="00094ca6"/>
    </style:style>
    <style:style style:name="T4" style:family="text">
      <style:text-properties officeooo:rsid="000c6ea2"/>
    </style:style>
    <style:style style:name="T5" style:family="text">
      <style:text-properties officeooo:rsid="0015eafa"/>
    </style:style>
    <style:style style:name="T6" style:family="text">
      <style:text-properties officeooo:rsid="0017c1e2"/>
    </style:style>
    <style:style style:name="T7" style:family="text">
      <style:text-properties officeooo:rsid="001e5da9"/>
    </style:style>
    <style:style style:name="T8" style:family="text">
      <style:text-properties officeooo:rsid="001ec401"/>
    </style:style>
    <style:style style:name="T9" style:family="text">
      <style:text-properties officeooo:rsid="002131ce"/>
    </style:style>
    <style:style style:name="T10" style:family="text">
      <style:text-properties officeooo:rsid="0030a0dc"/>
    </style:style>
    <style:style style:name="T11" style:family="text">
      <style:text-properties officeooo:rsid="0032ad11"/>
    </style:style>
    <style:style style:name="T12" style:family="text">
      <style:text-properties officeooo:rsid="0032b866"/>
    </style:style>
    <style:style style:name="T13" style:family="text">
      <style:text-properties officeooo:rsid="00381bf0"/>
    </style:style>
    <style:style style:name="T14" style:family="text">
      <style:text-properties officeooo:rsid="0039a20f"/>
    </style:style>
    <style:style style:name="T15" style:family="text">
      <style:text-properties officeooo:rsid="003b446f"/>
    </style:style>
    <style:style style:name="T16" style:family="text">
      <style:text-properties officeooo:rsid="003bfa64"/>
    </style:style>
    <style:style style:name="T17" style:family="text">
      <style:text-properties officeooo:rsid="00414c33"/>
    </style:style>
    <style:style style:name="T18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7">Especificación de requisitos</text:span> </text:h>
      <text:h text:style-name="Heading_20_2" text:outline-level="2">Introducción</text:h>
      <text:h text:style-name="Heading_20_2" text:outline-level="2">Objetivos generales</text:h>
      <text:h text:style-name="Heading_20_2" text:outline-level="2">Catálogo de requisitos</text:h>
      <text:h text:style-name="Heading_20_2" text:outline-level="2">Especificación de requisit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B_Requisitos.odt</text:file-name> v.<text:editing-cycles>65</text:editing-cycles> <text:title/><text:modification-date style:data-style-name="N104">28/dic/16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23:01</meta:creation-date>
    <meta:generator>LibreOffice/5.1.6.2$MacOSX_X86_64 LibreOffice_project/07ac168c60a517dba0f0d7bc7540f5afa45f0909</meta:generator>
    <dc:date>2016-12-28T12:28:16.566425000</dc:date>
    <meta:editing-duration>PT2H9M9S</meta:editing-duration>
    <meta:editing-cycles>65</meta:editing-cycles>
    <meta:document-statistic meta:table-count="0" meta:image-count="0" meta:object-count="0" meta:page-count="1" meta:paragraph-count="6" meta:word-count="16" meta:character-count="146" meta:non-whitespace-character-count="134"/>
  </office:meta>
</office:document-meta>
</file>